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6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color="#000000"/>
    </style:style>
    <style:style style:name="ce3" style:family="table-cell" style:parent-style-name="Default">
      <style:table-cell-properties fo:background-color="#cccccc" fo:border="0.06pt solid #000000" style:vertical-align="middle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e181e"/>
    </style:style>
    <style:style style:name="ce6" style:family="table-cell" style:parent-style-name="Default">
      <style:table-cell-properties style:vertical-align="middle"/>
      <style:text-properties fo:color="#ce181e"/>
    </style:style>
    <style:style style:name="ce7" style:family="table-cell" style:parent-style-name="Default">
      <style:table-cell-properties fo:border="0.06pt solid #000000" style:vertical-align="middle"/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1"/>
        <table:table-column table:style-name="co1" table:number-columns-repeated="1017" table:default-cell-style-name="ce1"/>
        <table:table-row table:style-name="ro1" table:number-rows-repeated="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essoa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colaborador da instituição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no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Nome do colaborado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pf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adastro de Pessoa Fís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dataNasc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Data de Nascimen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e-mail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Sim</text:p>
          </table:table-cell>
          <table:table-cell table:style-name="ce13" office:value-type="string" calcext:value-type="string">
            <text:p>Endereço de e-mail do colaborado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logradouro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ão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numero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ep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e endereçamento post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bairro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ão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omplemento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Sim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uno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matricula *</text:span> 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colaborador da instituição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" office:value-type="string" calcext:value-type="string">
            <text:p>codigoCurso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o curso que aluno é matriculado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fessor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colaborador da instituição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ula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data *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Data de realização da aula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5" office:value-type="string" calcext:value-type="string">
            <text:p>codigo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a disciplina ofertada a que pertence a aula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so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odigo *</text:p>
          </table:table-cell>
          <table:table-cell table:style-name="ce10" office:value-type="string" calcext:value-type="string">
            <text:p>char 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e cadastro do curs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no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Nome do curso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sciplina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odigo *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e cadastro da discip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nome</text:p>
          </table:table-cell>
          <table:table-cell table:style-name="ce10" office:value-type="string" calcext:value-type="string">
            <text:p>varchar 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Nome da discip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argaHoraria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arga Horár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descricao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Sim</text:p>
          </table:table-cell>
          <table:table-cell table:style-name="ce13" office:value-type="string" calcext:value-type="string">
            <text:p>Descrição das atividades da discip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sciplinaOfertada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odigo *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nome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Nome da discip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ano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ão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semestre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ão</text:p>
          </table:table-cell>
          <table:table-cell table:style-name="ce13"/>
          <table:table-cell table:number-columns-repeated="1017"/>
        </table:table-row>
        <table:table-row table:style-name="ro3">
          <table:table-cell table:number-columns-repeated="2"/>
          <table:table-cell table:style-name="ce5" office:value-type="string" calcext:value-type="string">
            <text:p>codigoDisciplina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im</text:p>
          </table:table-cell>
          <table:table-cell table:style-name="ce13" office:value-type="string" calcext:value-type="string">
            <text:p>Código da disciplina a que pertence a disciplina ofertad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efone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colaborador da institu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telefone *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Telefone do colaborador da instituição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rario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codigo *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7" office:value-type="string" calcext:value-type="string">
            <text:p>horario *</text:p>
          </table:table-cell>
          <table:table-cell table:style-name="ce10" office:value-type="string" calcext:value-type="string">
            <text:p>dateTi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Horário estipulado para ocorrerem as aulas da disciplina ofertad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soProfessor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professor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" office:value-type="string" calcext:value-type="string">
            <text:p>codigo *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o curso ao qual o professor perte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sciplinaLecionada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professor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" office:value-type="string" calcext:value-type="string">
            <text:p>codigo *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a disciplina lecionada pelo professo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equencia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alu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data *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Data da aula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horarioInicio</text:p>
          </table:table-cell>
          <table:table-cell table:style-name="ce10" office:value-type="string" calcext:value-type="string">
            <text:p>dateTi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Horário em que aluno chega na au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horarioFim</text:p>
          </table:table-cell>
          <table:table-cell table:style-name="ce10" office:value-type="string" calcext:value-type="string">
            <text:p>dateTi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im</text:p>
          </table:table-cell>
          <table:table-cell table:style-name="ce13" office:value-type="string" calcext:value-type="string">
            <text:p>Horário em que aluno deixa a sala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lunoMatriculado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alu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odigo *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fessorDiscOfer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Nulo</text:p>
          </table:table-cell>
          <table:table-cell table:style-name="ce12" office:value-type="string" calcext:value-type="string">
            <text:p>Descriçã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odigo *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Código da disciplina oferta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matricula *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Matrícula do professor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" office:value-type="string" calcext:value-type="string">
            <text:p>dataInicio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ão</text:p>
          </table:table-cell>
          <table:table-cell table:style-name="ce13" office:value-type="string" calcext:value-type="string">
            <text:p>Data de início do período em que professor lecionando a disciplina ofertada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" office:value-type="string" calcext:value-type="string">
            <text:p>dataFim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im</text:p>
          </table:table-cell>
          <table:table-cell table:style-name="ce13" office:value-type="string" calcext:value-type="string">
            <text:p>Data de fim do período em que professor lecionando a disciplina ofertada</text:p>
          </table:table-cell>
          <table:table-cell table:number-columns-repeated="1017"/>
        </table:table-row>
        <table:table-row table:style-name="ro1" table:number-rows-repeated="34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 table:number-rows-repeated="18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07:35.998676696</meta:creation-date>
    <dc:date>2019-09-03T11:28:49.296999975</dc:date>
    <meta:editing-duration>PT8M55S</meta:editing-duration>
    <meta:editing-cycles>1</meta:editing-cycles>
    <meta:generator>LibreOffice/6.0.7.3$Linux_X86_64 LibreOffice_project/00m0$Build-3</meta:generator>
    <meta:document-statistic meta:table-count="1" meta:cell-count="298" meta:object-count="0"/>
  </office:meta>
</office:document-meta>
</file>